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8pt" officeooo:rsid="000dc762" officeooo:paragraph-rsid="000dc762" style:font-size-asian="8pt" style:font-size-complex="8pt"/>
    </style:style>
    <style:style style:name="P2" style:family="paragraph" style:parent-style-name="Preformatted_20_Text">
      <style:paragraph-properties fo:break-before="page"/>
      <style:text-properties fo:font-size="8pt" officeooo:rsid="000dc762" officeooo:paragraph-rsid="000dc762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!</text:p>
      <text:p text:style-name="P1">! <text:s text:c="5"/>Это листинг задачи загрузки микропрограмм,</text:p>
      <text:p text:style-name="P1">! <text:s text:c="5"/>реализующих систему команд МКБ-8601.</text:p>
      <text:p text:style-name="P1">! <text:s text:c="5"/>Листинг получен непосредственно на МКБ-8601</text:p>
      <text:p text:style-name="P1"/>
      <text:p text:style-name="P1"/>
      <text:p text:style-name="P1"/>
      <text:p text:style-name="P1"/>
      <text:p text:style-name="P1"/>
      <text:p text:style-name="P1"/>
      <text:p text:style-name="P1">- <text:s text:c="44"/>01 ЯHB 90 20.52</text:p>
      <text:p text:style-name="P1"><text:s text:c="2"/>OИЯИ. <text:s text:c="6"/>БЭCM-6/0 <text:s text:c="4"/>ШИФP-20</text:p>
      <text:p text:style-name="P1"><text:s text:c="2"/>MOHИTOPHAЯ CИCTEMA <text:s/>'Д Y Б H A' <text:s/>- <text:s/>20/10/88</text:p>
      <text:p text:style-name="P1"/>
      <text:p text:style-name="P1"/>
      <text:p text:style-name="P1"/>
      <text:p text:style-name="P1"/>
      <text:p text:style-name="P1"/>
      <text:p text:style-name="P1">- <text:s text:c="12"/>ЖЖ <text:s text:c="3"/>ЖЖЖ <text:s/>ЖЖЖЖЖ ЖЖЖЖ <text:s/>Ж <text:s text:c="2"/>Ж <text:s/>ЖЖ <text:s text:c="2"/>Ж <text:s/>Ж <text:s text:c="2"/>ЖЖЖ <text:s text:c="7"/>Ж <text:s/>Ж <text:s text:c="2"/>ЖЖЖ <text:s/>Ж <text:s text:c="2"/>Ж <text:s/>ЖЖЖ <text:s/>Ж <text:s text:c="2"/>Ж <text:s/>ЖЖЖ</text:p>
      <text:p text:style-name="P1"><text:s text:c="13"/>Ж <text:s/>Ж <text:s/>Ж <text:s text:c="2"/>Ж Ж <text:s text:c="4"/>Ж <text:s text:c="2"/>Ж Ж <text:s text:c="2"/>Ж Ж <text:s/>Ж <text:s/>Ж Ж <text:s text:c="2"/>Ж <text:s text:c="2"/>Ж <text:s text:c="6"/>Ж Ж <text:s text:c="2"/>Ж <text:s text:c="2"/>Ж ЖЖ ЖЖ Ж <text:s text:c="2"/>Ж Ж <text:s text:c="2"/>Ж <text:s/>Ж Ж</text:p>
      <text:p text:style-name="P1"><text:s text:c="15"/>Ж <text:s text:c="2"/>Ж <text:s text:c="2"/>Ж Ж <text:s text:c="4"/>Ж <text:s text:c="2"/>Ж Ж <text:s text:c="2"/>Ж <text:s text:c="2"/>Ж <text:s text:c="2"/>ЖЖ <text:s text:c="3"/>Ж <text:s text:c="2"/>Ж <text:s text:c="6"/>ЖЖ <text:s text:c="3"/>Ж <text:s text:c="2"/>Ж Ж Ж Ж Ж <text:s text:c="2"/>Ж ЖЖЖЖЖ <text:s/>Ж Ж</text:p>
      <text:p text:style-name="P1"><text:s text:c="16"/>Ж <text:s/>Ж <text:s text:c="2"/>Ж Ж <text:s text:c="4"/>Ж <text:s text:c="2"/>Ж <text:s/>Ж Ж <text:s text:c="4"/>Ж <text:s/>Ж Ж <text:s text:c="2"/>Ж <text:s text:c="2"/>Ж <text:s text:c="6"/>Ж Ж <text:s text:c="2"/>Ж <text:s text:c="2"/>Ж Ж Ж Ж Ж <text:s text:c="2"/>Ж Ж <text:s text:c="2"/>Ж <text:s/>Ж Ж</text:p>
      <text:p text:style-name="P1"><text:s text:c="17"/>Ж Ж <text:s text:c="2"/>Ж Ж <text:s text:c="4"/>ЖЖЖЖ <text:s text:c="3"/>Ж <text:s text:c="6"/>Ж Ж <text:s/>Ж <text:s/>Ж <text:s text:c="2"/>Ж <text:s text:c="6"/>Ж <text:s/>Ж <text:s/>Ж <text:s text:c="2"/>Ж Ж <text:s text:c="2"/>Ж Ж <text:s text:c="2"/>Ж Ж <text:s text:c="2"/>Ж <text:s/>Ж Ж</text:p>
      <text:p text:style-name="P1"><text:s text:c="13"/>Ж <text:s text:c="2"/>Ж ЖЖЖЖЖ Ж <text:s text:c="4"/>Ж <text:s text:c="6"/>Ж <text:s text:c="2"/>Ж <text:s text:c="2"/>Ж Ж <text:s text:c="2"/>Ж ЖЖЖЖЖ <text:s text:c="6"/>Ж <text:s text:c="2"/>Ж Ж <text:s text:c="2"/>Ж Ж <text:s text:c="2"/>Ж ЖЖЖЖЖ Ж <text:s text:c="2"/>Ж ЖЖЖЖЖ</text:p>
      <text:p text:style-name="P1"><text:s text:c="14"/>ЖЖЖ <text:s/>Ж <text:s text:c="2"/>Ж Ж <text:s text:c="4"/>Ж <text:s text:c="6"/>Ж <text:s text:c="3"/>ЖЖЖ <text:s/>Ж <text:s text:c="2"/>Ж Ж <text:s text:c="2"/>Ж <text:s text:c="6"/>Ж <text:s text:c="2"/>Ж <text:s/>ЖЖЖ <text:s/>Ж <text:s text:c="2"/>Ж Ж <text:s text:c="2"/>Ж Ж <text:s text:c="2"/>Ж Ж <text:s text:c="2"/>Ж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-*NAME ЗAГPYЗKA KOMAHД</text:p>
      <text:p text:style-name="P1"><text:s/>*TIME:01.00</text:p>
      <text:p text:style-name="P1"><text:s/>*DISC:664/******,******</text:p>
      <text:p text:style-name="P1"><text:s/>*FILE:ARC,30,W</text:p>
      <text:p text:style-name="P1"><text:s/>*FILE:LIB,67,R</text:p>
      <text:p text:style-name="P1"><text:s/>*LIBRA:23,25</text:p>
      <text:p text:style-name="P1"><text:s/>*CALL FICMEMORY</text:p>
      <text:p text:style-name="P1"><text:s/>*NO LIST</text:p>
      <text:p text:style-name="P1"><text:s/>*PERSO:67</text:p>
      <text:p text:style-name="P1"><text:s text:c="2"/>LIBRARY OT <text:s/>20/02/90 <text:s text:c="4"/>KOHTPOЛЬHAЯ CYMMA MИKPOПPOГPAMMЫ</text:p>
      <text:p text:style-name="P1"><text:s/>*CALL MICROB</text:p>
      <text:p text:style-name="P1"><text:s/>*NO LIST</text:p>
      <text:p text:style-name="P1"><text:s/>*CALL MICLOA:LD/COM</text:p>
      <text:p text:style-name="P1"><text:s text:c="8"/>0000: LD/COM <text:s text:c="17"/>0000: JMPRAM <text:s text:c="23"/>0001: ATX <text:s text:c="20"/>0005: ATXF <text:s text:c="5"/>E</text:p>
      <text:p text:style-name="P1"><text:s text:c="8"/>0007: PSATXF <text:s text:c="3"/>E <text:s text:c="12"/>000A: STX <text:s text:c="26"/>0010: RDOPER <text:s text:c="3"/>E <text:s text:c="12"/>0013: XTS</text:p>
      <text:p text:style-name="P1"><text:s text:c="8"/>001C: XTA <text:s text:c="20"/>001E: XTAF <text:s text:c="5"/>E <text:s text:c="18"/>001F: PSXTAF <text:s text:c="3"/>E <text:s text:c="12"/>0022: AAX</text:p>
      <text:p text:style-name="P1"><text:s text:c="8"/>0024: AAXF <text:s text:c="5"/>E <text:s text:c="12"/>0028: AEX <text:s text:c="26"/>002B: AEXF <text:s text:c="5"/>E <text:s text:c="12"/>002F: ARX</text:p>
      <text:p text:style-name="P1"><text:s text:c="8"/>0032: ARXF <text:s text:c="5"/>E <text:s text:c="12"/>0037: AOX <text:s text:c="26"/>0039: AOXF <text:s text:c="5"/>E <text:s text:c="12"/>003D: APX</text:p>
      <text:p text:style-name="P1"><text:s text:c="8"/>0041: APXC <text:s text:c="5"/>E <text:s text:c="12"/>0046: APXF <text:s text:c="5"/>E <text:s text:c="18"/>0049: AUX <text:s text:c="20"/>004D: AUXC <text:s text:c="5"/>E</text:p>
      <text:p text:style-name="P1"><text:s text:c="8"/>0054: AUXF <text:s text:c="5"/>E <text:s text:c="12"/>0057: ACX <text:s text:c="26"/>005B: ACXNC <text:s text:c="4"/>E <text:s text:c="12"/>0060: ACXF <text:s text:c="5"/>E</text:p>
      <text:p text:style-name="P1"><text:s text:c="8"/>0065: ANX <text:s text:c="20"/>006E: ANXF <text:s text:c="5"/>E <text:s text:c="18"/>0072: ASX <text:s text:c="20"/>007B: ASXF <text:s text:c="5"/>E</text:p>
      <text:p text:style-name="P1"><text:s text:c="8"/>0080: ASN <text:s text:c="20"/>0087: ATI <text:s text:c="26"/>0089: ITA <text:s text:c="20"/>008A: PSITA <text:s text:c="4"/>E</text:p>
      <text:p text:style-name="P1"><text:s text:c="8"/>008B: MTJ <text:s text:c="20"/>008E: JDM <text:s text:c="26"/>0091: WTC <text:s text:c="20"/>0093: WTCF <text:s text:c="5"/>E</text:p>
      <text:p text:style-name="P1"><text:s text:c="8"/>0098: VTM <text:s text:c="20"/>0099: JRPCH <text:s text:c="4"/>E <text:s text:c="18"/>009A: UTM <text:s text:c="20"/>009B: UZA</text:p>
      <text:p text:style-name="P1"><text:s text:c="8"/>009E: UIA <text:s text:c="20"/>00A1: JAMP <text:s text:c="25"/>00A2: VJM <text:s text:c="20"/>00A3: JMEQ</text:p>
      <text:p text:style-name="P1"><text:s text:c="8"/>00A4: JMNE <text:s text:c="19"/>00A5: VLM <text:s text:c="26"/>00A6: PSVLM <text:s text:c="4"/>E <text:s text:c="12"/>00A9: ADU</text:p>
      <text:p text:style-name="P1"><text:s text:c="8"/>00AA: PSADU <text:s text:c="4"/>E <text:s text:c="12"/>00AC: NADR <text:s text:c="5"/>E <text:s text:c="18"/>00AD: ABU <text:s text:c="20"/>00AE: PSABU <text:s text:c="4"/>E</text:p>
      <text:p text:style-name="P1"><text:s text:c="8"/>00B0: UBA <text:s text:c="20"/>00B1: PSUBA <text:s text:c="4"/>E <text:s text:c="18"/>00B3: UTA <text:s text:c="20"/>00B4: PSUTA <text:s text:c="4"/>E</text:p>
      <text:p text:style-name="P1"><text:s text:c="8"/>00B6: AAU <text:s text:c="20"/>00B7: PSAAU <text:s text:c="4"/>E <text:s text:c="18"/>00B9: AEU <text:s text:c="20"/>00BA: PSAEU <text:s text:c="4"/>E</text:p>
      <text:p text:style-name="P1"><text:s text:c="8"/>00BC: AOU <text:s text:c="20"/>00BD: PSAOU <text:s text:c="4"/>E <text:s text:c="18"/>00BF: ACU <text:s text:c="20"/>00C2: PSACU <text:s text:c="4"/>E</text:p>
      <text:p text:style-name="P1"><text:s text:c="8"/>00C4: ANU <text:s text:c="20"/>00CA: UTY <text:s text:c="26"/>00CD: UTS <text:s text:c="20"/>00D3: XTY</text:p>
      <text:p text:style-name="P1"><text:s text:c="8"/>00D5: XTYF <text:s text:c="5"/>E <text:s text:c="12"/>00D9: YAX <text:s text:c="26"/>00DB: YAXF <text:s text:c="5"/>E <text:s text:c="12"/>00DF: YEX</text:p>
      <text:p text:style-name="P1"><text:s text:c="8"/>00E1: YEXF <text:s text:c="5"/>E <text:s text:c="12"/>00E5: YOX <text:s text:c="26"/>00E7: YOXF <text:s text:c="5"/>E <text:s text:c="12"/>00EB: YTX</text:p>
      <text:p text:style-name="P1"><text:s text:c="8"/>00EF: YTXF <text:s text:c="5"/>E <text:s text:c="12"/>00F4: AAY <text:s text:c="26"/>00F6: AEY <text:s text:c="20"/>00F8: AOY</text:p>
      <text:p text:style-name="P1"><text:s text:c="8"/>00FA: MCJ <text:s text:c="20"/>00FE: MSN <text:s text:c="26"/>0102: PSMSN <text:s text:c="4"/>E <text:s text:c="12"/>0103: JBM</text:p>
      <text:p text:style-name="P1"><text:s text:c="8"/>0106: VTMH <text:s text:c="19"/>0108: PSVTMH <text:s text:c="3"/>E <text:s text:c="18"/>0109: VTMQ <text:s text:c="19"/>010B: VTMB</text:p>
      <text:p text:style-name="P1"><text:s text:c="8"/>010D: VTMF <text:s text:c="19"/>010F: UTCS <text:s text:c="25"/>0112: MPAC <text:s text:c="19"/>011C: MUNP</text:p>
      <text:p text:style-name="P1"><text:s text:c="8"/>0125: ADI <text:s text:c="20"/>0127: ABI <text:s text:c="26"/>0129: IBA <text:s text:c="20"/>012B: AAI</text:p>
      <text:p text:style-name="P1"><text:s text:c="8"/>012D: AEI <text:s text:c="20"/>012F: AOI <text:s text:c="26"/>0131: JMGE <text:s text:c="19"/>0134: JMLT</text:p>
      <text:p text:style-name="P1"><text:s text:c="8"/>0137: JMLE <text:s text:c="19"/>013A: JMGT <text:s text:c="25"/>013D: VRM <text:s text:c="20"/>0141: UZAS</text:p>
      <text:p text:style-name="P1"><text:s text:c="8"/>0144: WAUZAS <text:s text:c="3"/>E <text:s text:c="12"/>0147: UIAS <text:s text:c="25"/>014B: JOVR <text:s text:c="19"/>014E: JCRY</text:p>
      <text:p text:style-name="P1"><text:s text:c="8"/>0151: JAGT <text:s text:c="19"/>0154: JAGE <text:s text:c="25"/>0157: JALT <text:s text:c="19"/>015A: JALE</text:p>
      <text:p text:style-name="P1"><text:s text:c="8"/>015D: JAEQ <text:s text:c="19"/>0160: JANE <text:s text:c="25"/>0163: JMPS <text:s text:c="19"/>0167: RETS</text:p>
      <text:p text:style-name="P1"><text:s text:c="8"/>0169: ASNA <text:s text:c="19"/>016C: ADL <text:s text:c="26"/>016E: ADLF <text:s text:c="5"/>E <text:s text:c="12"/>0172: ABL</text:p>
      <text:p text:style-name="P1"><text:s text:c="8"/>0174: ABLF <text:s text:c="5"/>E <text:s text:c="12"/>0178: LBA <text:s text:c="26"/>017A: LBAF <text:s text:c="5"/>E <text:s text:c="12"/>017E: ATH</text:p>
      <text:p text:style-name="P1"><text:s text:c="8"/>017F: ATHSTH <text:s text:c="3"/>E <text:s text:c="12"/>0184: ATMEM <text:s text:c="4"/>E <text:s text:c="18"/>018F: STH <text:s text:c="20"/>0190: HTA</text:p>
      <text:p text:style-name="P1"><text:s text:c="8"/>0192: RDH <text:s text:c="6"/>E <text:s text:c="12"/>019B: HTS <text:s text:c="26"/>01A0: ADH <text:s text:c="20"/>01A2: ABH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- <text:s text:c="6"/>01A4: HBAC <text:s text:c="19"/>01A6: AAH <text:s text:c="26"/>01A8: AEH <text:s text:c="20"/>01AA: AOH</text:p>
      <text:p text:style-name="P1"><text:s text:c="8"/>01AC: ATQ <text:s text:c="20"/>01AD: ATQSTQ <text:s text:c="3"/>E <text:s text:c="18"/>01B2: STQ <text:s text:c="20"/>01B3: QTA</text:p>
      <text:p text:style-name="P1"><text:s text:c="8"/>01B5: RDQ <text:s text:c="6"/>E <text:s text:c="12"/>01BA: QTS <text:s text:c="26"/>01BF: AEQ <text:s text:c="20"/>01C1: AAQ</text:p>
      <text:p text:style-name="P1"><text:s text:c="8"/>01C3: AOQ <text:s text:c="20"/>01C5: ATB <text:s text:c="26"/>01C6: ATBSTB <text:s text:c="3"/>E <text:s text:c="12"/>01CB: STB</text:p>
      <text:p text:style-name="P1"><text:s text:c="8"/>01CC: BTA <text:s text:c="20"/>01CE: RDB <text:s text:c="6"/>E <text:s text:c="18"/>01D3: BTS <text:s text:c="20"/>01D8: AEB</text:p>
      <text:p text:style-name="P1"><text:s text:c="8"/>01DA: AAB <text:s text:c="20"/>01DC: AOB <text:s text:c="26"/>01DE: ATF <text:s text:c="20"/>01DF: ATFSTF <text:s text:c="3"/>E</text:p>
      <text:p text:style-name="P1"><text:s text:c="8"/>01E3: STF <text:s text:c="20"/>01E4: FTA <text:s text:c="26"/>01E6: RDF <text:s text:c="6"/>E <text:s text:c="12"/>01EA: RDFRAG <text:s text:c="3"/>E</text:p>
      <text:p text:style-name="P1"><text:s text:c="8"/>01ED: FTS <text:s text:c="20"/>01F2: AEF <text:s text:c="26"/>01F4: AAF <text:s text:c="20"/>01F6: AOF</text:p>
      <text:p text:style-name="P1"><text:s text:c="8"/>01F8: SETF <text:s text:c="19"/>01FA: PSSETF <text:s text:c="3"/>E <text:s text:c="18"/>01FC: SETCLR <text:s text:c="3"/>E <text:s text:c="12"/>0201: CLRF</text:p>
      <text:p text:style-name="P1"><text:s text:c="8"/>0204: EXTF <text:s text:c="19"/>020A: NTA <text:s text:c="26"/>020C: RDN <text:s text:c="6"/>E <text:s text:c="12"/>0214: NTSC</text:p>
      <text:p text:style-name="P1"><text:s text:c="8"/>0219: AEN <text:s text:c="20"/>021B: AAN <text:s text:c="26"/>021D: AON <text:s text:c="20"/>021F: ATD</text:p>
      <text:p text:style-name="P1"><text:s text:c="8"/>0226: ATDF <text:s text:c="5"/>E <text:s text:c="12"/>022E: DTA <text:s text:c="26"/>0232: DTAF <text:s text:c="5"/>E <text:s text:c="12"/>0237: ATXFE</text:p>
      <text:p text:style-name="P1"><text:s text:c="8"/>023A: RMOD <text:s text:c="19"/>023E: XTAFE <text:s text:c="24"/>0240: STI <text:s text:c="20"/>024A: STIE</text:p>
      <text:p text:style-name="P1"><text:s text:c="8"/>0255: ITS <text:s text:c="20"/>025A: ITSE <text:s text:c="25"/>025F: UTC <text:s text:c="20"/>0262: XTR</text:p>
      <text:p text:style-name="P1"><text:s text:c="8"/>0269: XTRF <text:s text:c="5"/>E <text:s text:c="12"/>026E: NTR <text:s text:c="26"/>0273: RTE <text:s text:c="20"/>027D: AAXE</text:p>
      <text:p text:style-name="P1"><text:s text:c="8"/>027F: PSAAXE <text:s text:c="3"/>E <text:s text:c="12"/>0280: AAXFE <text:s text:c="4"/>E <text:s text:c="18"/>0284: AEXE <text:s text:c="19"/>0287: AEXFE <text:s text:c="4"/>E</text:p>
      <text:p text:style-name="P1"><text:s text:c="8"/>028C: ARXE <text:s text:c="19"/>028E: PSARXE <text:s text:c="3"/>E <text:s text:c="18"/>0291: ARXFE <text:s text:c="4"/>E <text:s text:c="12"/>0295: AOXE</text:p>
      <text:p text:style-name="P1"><text:s text:c="8"/>0297: AOXFE <text:s text:c="4"/>E <text:s text:c="12"/>029B: APXE <text:s text:c="25"/>02A4: PSAPXE <text:s text:c="3"/>E <text:s text:c="12"/>02A5: APXFE <text:s text:c="4"/>E</text:p>
      <text:p text:style-name="P1"><text:s text:c="8"/>02A9: AUXE <text:s text:c="19"/>02B2: AUXFE <text:s text:c="4"/>E <text:s text:c="18"/>02B6: ACXE <text:s text:c="19"/>02BA: PSACXE <text:s text:c="3"/>E</text:p>
      <text:p text:style-name="P1"><text:s text:c="8"/>02BC: ACXFE <text:s text:c="4"/>E <text:s text:c="12"/>02C0: ANXE <text:s text:c="25"/>02C6: ANXFE <text:s text:c="4"/>E <text:s text:c="12"/>02CA: ASXE</text:p>
      <text:p text:style-name="P1"><text:s text:c="8"/>02CB: ASXSE <text:s text:c="4"/>E <text:s text:c="12"/>02D5: ASXFE <text:s text:c="4"/>E <text:s text:c="18"/>02D9: ASNE <text:s text:c="19"/>02DD: ATIE</text:p>
      <text:p text:style-name="P1"><text:s text:c="8"/>02E0: ITAE <text:s text:c="19"/>02E5: WTCE <text:s text:c="25"/>02E8: WTCFE <text:s text:c="4"/>E <text:s text:c="12"/>02EC: JMEQE</text:p>
      <text:p text:style-name="P1"><text:s text:c="8"/>02EE: JMNEE <text:s text:c="18"/>02F0: VLME <text:s text:c="25"/>02F2: WMOD <text:s text:c="19"/>02F6: SETR</text:p>
      <text:p text:style-name="P1"><text:s text:c="8"/>02F8: CHRR <text:s text:c="5"/>E <text:s text:c="12"/>02FE: CLRR <text:s text:c="25"/>02FF: PSCLRR <text:s text:c="3"/>E <text:s text:c="12"/>0301: SEMR</text:p>
      <text:p text:style-name="P1"><text:s text:c="8"/>030E: SEMW <text:s text:c="19"/>0317: SMON <text:s text:c="25"/>0326: CMON <text:s text:c="19"/>0337: TTX</text:p>
      <text:p text:style-name="P1"><text:s text:c="8"/>033D: TTXF <text:s text:c="5"/>E <text:s text:c="12"/>0344: TTA <text:s text:c="26"/>0349: TTAF <text:s text:c="5"/>E <text:s text:c="12"/>034F: HLT</text:p>
      <text:p text:style-name="P1"><text:s text:c="8"/>0353: FATHLT <text:s text:c="3"/>E <text:s text:c="12"/>0800: JOPC <text:s text:c="5"/>B <text:s text:c="18"/>0801: JINIC <text:s text:c="18"/>0802: EXT/</text:p>
      <text:p text:style-name="P1"><text:s text:c="8"/>0803: EXT6 <text:s text:c="5"/>E <text:s text:c="12"/>0804: EXTC <text:s text:c="5"/>E <text:s text:c="18"/>0806: EXTDR <text:s text:c="4"/>E <text:s text:c="12"/>0855: SAVRG <text:s text:c="4"/>E</text:p>
      <text:p text:style-name="P1"><text:s text:c="8"/>085A: ACTRG <text:s text:c="4"/>E <text:s text:c="12"/>086B: RET <text:s text:c="26"/>089F: IJP <text:s text:c="20"/>08BA: CTWR</text:p>
      <text:p text:style-name="P1"><text:s text:c="8"/>08C6: CTRD <text:s text:c="5"/>E <text:s text:c="12"/>08D3: CTTWR <text:s text:c="4"/>E <text:s text:c="18"/>08DF: CTTRD <text:s text:c="4"/>E <text:s text:c="12"/>08ED: CTTSTP <text:s text:c="3"/>E</text:p>
      <text:p text:style-name="P1"><text:s text:c="8"/>08F6: A*U <text:s text:c="20"/>08F7: PSA*U <text:s text:c="4"/>E <text:s text:c="18"/>08F9: INTMUL <text:s text:c="3"/>E <text:s text:c="12"/>0910: INVWR2 <text:s text:c="3"/>E</text:p>
      <text:p text:style-name="P1"><text:s text:c="8"/>0914: INVY <text:s text:c="5"/>E <text:s text:c="12"/>0917: A*I <text:s text:c="26"/>0919: A*L <text:s text:c="20"/>091D: A*LF <text:s text:c="5"/>E</text:p>
      <text:p text:style-name="P1"><text:s text:c="8"/>0922: A*H <text:s text:c="20"/>0924: A/U <text:s text:c="26"/>0925: PSA/U <text:s text:c="4"/>E <text:s text:c="12"/>0927: INTDIV <text:s text:c="3"/>E</text:p>
      <text:p text:style-name="P1"><text:s text:c="8"/>0944: A/I <text:s text:c="20"/>0946: A/L <text:s text:c="26"/>094A: A/LF <text:s text:c="5"/>E <text:s text:c="12"/>094F: A/H</text:p>
      <text:p text:style-name="P1"><text:s text:c="8"/>0951: ADX <text:s text:c="20"/>0952: PSADX <text:s text:c="4"/>E <text:s text:c="18"/>0955: ADXF <text:s text:c="5"/>E <text:s text:c="12"/>0956: ADXFE <text:s text:c="4"/>E</text:p>
      <text:p text:style-name="P1"><text:s text:c="8"/>095C: RDFLT <text:s text:c="4"/>E <text:s text:c="12"/>095F: PSFLT <text:s text:c="4"/>E <text:s text:c="18"/>0979: NORMX <text:s text:c="4"/>E <text:s text:c="12"/>0989: PSNOR <text:s text:c="4"/>E</text:p>
      <text:p text:style-name="P1"><text:s text:c="8"/>0990: NORND <text:s text:c="4"/>E <text:s text:c="12"/>0992: CALCOR <text:s text:c="3"/>E <text:s text:c="18"/>09C9: EMRNOR <text:s text:c="3"/>E <text:s text:c="12"/>09CC: BER <text:s text:c="6"/>E</text:p>
      <text:p text:style-name="P1"><text:s text:c="8"/>09D7: BERA <text:s text:c="5"/>E <text:s text:c="12"/>09DC: DBER <text:s text:c="5"/>E <text:s text:c="18"/>09E7: ABX <text:s text:c="20"/>09EC: ABXF <text:s text:c="5"/>E</text:p>
      <text:p text:style-name="P1"><text:s text:c="8"/>09ED: ABXFE <text:s text:c="4"/>E <text:s text:c="12"/>09F1: XBA <text:s text:c="26"/>09F6: XBAF <text:s text:c="5"/>E <text:s text:c="12"/>09F7: XBAFE <text:s text:c="4"/>E</text:p>
      <text:p text:style-name="P1"><text:s text:c="8"/>09FB: AMX <text:s text:c="20"/>0A07: AMXF <text:s text:c="5"/>E <text:s text:c="18"/>0A08: AMXFE <text:s text:c="4"/>E <text:s text:c="12"/>0A11: AVX</text:p>
      <text:p text:style-name="P1"><text:s text:c="8"/>0A13: AVXF <text:s text:c="5"/>E <text:s text:c="12"/>0A14: AVXFE <text:s text:c="4"/>E <text:s text:c="18"/>0A18: SUBAVX <text:s text:c="3"/>E <text:s text:c="12"/>0A22: NORMA <text:s text:c="4"/>E</text:p>
      <text:p text:style-name="P1"><text:s text:c="8"/>0A47: A/X <text:s text:c="20"/>0A68: A/XF <text:s text:c="5"/>E <text:s text:c="18"/>0A69: A/XFE <text:s text:c="4"/>E <text:s text:c="12"/>0A6D: A*X</text:p>
      <text:p text:style-name="P1"><text:s text:c="8"/>0A70: ZERMA <text:s text:c="4"/>E <text:s text:c="12"/>0A7C: A*XF <text:s text:c="5"/>E <text:s text:c="18"/>0A7D: A*XFE <text:s text:c="4"/>E <text:s text:c="12"/>0A81: MDXSUB <text:s text:c="3"/>E</text:p>
      <text:p text:style-name="P1"><text:s text:c="8"/>0A90: NORMMD <text:s text:c="3"/>E <text:s text:c="12"/>0ABE: EDX <text:s text:c="26"/>0AC0: SUBEDX <text:s text:c="3"/>E <text:s text:c="12"/>0AC6: EDXF <text:s text:c="5"/>E</text:p>
      <text:p text:style-name="P1"><text:s text:c="8"/>0AC7: EDXFE <text:s text:c="4"/>E <text:s text:c="12"/>0ACB: EBX <text:s text:c="26"/>0ACD: EBXF <text:s text:c="5"/>E <text:s text:c="12"/>0ACE: EBXFE <text:s text:c="4"/>E</text:p>
      <text:p text:style-name="P1"><text:s text:c="8"/>0AD2: EDN <text:s text:c="20"/>0AD4: SUBEDN <text:s text:c="3"/>E <text:s text:c="18"/>0AD7: PSEDN <text:s text:c="4"/>E <text:s text:c="12"/>0ADC: EBN</text:p>
      <text:p text:style-name="P1"><text:s text:c="8"/>0ADE: YTA <text:s text:c="20"/>0AE1: YTAD <text:s text:c="5"/>E <text:s text:c="18"/>0AE4: YTAL <text:s text:c="5"/>E <text:s text:c="12"/>0AE9: INIC</text:p>
      <text:p text:style-name="P1"><text:s text:c="8"/>0B01: RCONST <text:s text:c="3"/>E <text:s text:c="12"/>0B0A: INIFAT <text:s text:c="3"/>E <text:s text:c="18"/>0B0E: INIMEM <text:s text:c="3"/>E <text:s text:c="12"/>0B25: JMPOPC</text:p>
      <text:p text:style-name="P1"><text:s text:c="8"/>0B96: ENDJOP <text:s text:c="3"/>E <text:s text:c="12"/>0B96: NEWTST <text:s text:c="23"/>0B96: OCT17 <text:s text:c="4"/>E <text:s text:c="12"/>0BD3: INOUT</text:p>
      <text:p text:style-name="P1"><text:s text:c="8"/>0BD3: INITST <text:s text:c="3"/>E <text:s text:c="12"/>0BD4: INITSM <text:s text:c="3"/>E <text:s text:c="18"/>0BD6: INII3 <text:s text:c="4"/>E <text:s text:c="12"/>0BD7: ERRTST <text:s text:c="3"/>E</text:p>
      <text:p text:style-name="P1"><text:s text:c="8"/>0BD9: ERRINF <text:s text:c="3"/>E <text:s text:c="12"/>0BDB: ERRINH <text:s text:c="3"/>E <text:s text:c="18"/>0BDD: ERRINQ <text:s text:c="3"/>E <text:s text:c="12"/>0BDF: ERRDAF <text:s text:c="3"/>E</text:p>
      <text:p text:style-name="P1"><text:s text:c="8"/>0BE2: OUTPCH <text:s text:c="3"/>E <text:s text:c="12"/>0BE5: OUTEMH <text:s text:c="3"/>E <text:s text:c="18"/>0BE8: OUTAY <text:s text:c="4"/>E <text:s text:c="12"/>0BEB: OUTPC <text:s text:c="4"/>E</text:p>
      <text:p text:style-name="P1"><text:s text:c="8"/>0BEE: OUTID <text:s text:c="4"/>E <text:s text:c="12"/>0BF1: OUTHB <text:s text:c="4"/>E <text:s text:c="18"/>0BF4: OUTEM <text:s text:c="4"/>E <text:s text:c="12"/>0BF7: OUTQ5 <text:s text:c="4"/>E</text:p>
      <text:p text:style-name="P1"><text:s text:c="8"/>0BFA: OUT34 <text:s text:c="4"/>E <text:s text:c="12"/>0BFD: OUT12 <text:s text:c="4"/>E <text:s text:c="18"/>0C00: ERRAY <text:s text:c="4"/>E <text:s text:c="12"/>0C03: ERRPC <text:s text:c="4"/>E</text:p>
      <text:p text:style-name="P1"><text:s text:c="8"/>0C06: ERRID <text:s text:c="4"/>E <text:s text:c="12"/>0C09: ERRHB <text:s text:c="4"/>E <text:s text:c="18"/>0C0C: ERREM <text:s text:c="4"/>E <text:s text:c="12"/>0C0F: ERRQ5 <text:s text:c="4"/>E</text:p>
      <text:p text:style-name="P1"><text:s text:c="8"/>0C12: ERR34 <text:s text:c="4"/>E <text:s text:c="12"/>0C15: ERR12 <text:s text:c="4"/>E <text:s text:c="18"/>0C18: OUTAYH <text:s text:c="3"/>E <text:s text:c="12"/>0C1A: ERRAYH <text:s text:c="3"/>E</text:p>
      <text:p text:style-name="P1"><text:s text:c="8"/>0C1C: RDDAT <text:s text:c="4"/>E <text:s text:c="12"/>0C20: OUTDAT <text:s text:c="3"/>E <text:s text:c="18"/>0C22: ERRDAT <text:s text:c="3"/>E <text:s text:c="12"/>0C25: RDADR <text:s text:c="4"/>E</text:p>
      <text:p text:style-name="P1"><text:s text:c="8"/>0C27: OUTADR <text:s text:c="3"/>E <text:s text:c="12"/>0C28: OUTADH <text:s text:c="3"/>E <text:s text:c="18"/>0C2E: ERRADR <text:s text:c="3"/>E <text:s text:c="12"/>0C30: OUT0/7 <text:s text:c="3"/>E</text:p>
      <text:p text:style-name="P1"><text:s text:c="8"/>0C34: OUT0/3 <text:s text:c="3"/>E <text:s text:c="12"/>0C38: OUT3/6 <text:s text:c="3"/>E <text:s text:c="18"/>0C3C: OUT4/6 <text:s text:c="3"/>E <text:s text:c="12"/>0C3F: OUT4/7 <text:s text:c="3"/>E</text:p>
      <text:p text:style-name="P1"><text:s text:c="8"/>0C43: OUTC/F <text:s text:c="3"/>E <text:s text:c="12"/>0C47: OUT8/F <text:s text:c="3"/>E <text:s text:c="18"/>0C4B: OUT8/B <text:s text:c="3"/>E <text:s text:c="12"/>0C4F: ERRC/F <text:s text:c="3"/>E</text:p>
      <text:p text:style-name="P1"><text:s text:c="8"/>0C53: ERR8/F <text:s text:c="3"/>E <text:s text:c="12"/>0C5B: RD0/3 <text:s text:c="4"/>E <text:s text:c="18"/>0C63: RD3/6 <text:s text:c="4"/>E <text:s text:c="12"/>0C6B: RD4/6 <text:s text:c="4"/>E</text:p>
      <text:p text:style-name="P1"><text:s text:c="8"/>0C71: RD4/7 <text:s text:c="4"/>E <text:s text:c="12"/>0C79: RD0/7 <text:s text:c="4"/>E <text:s text:c="18"/>0C88: RD8/B <text:s text:c="4"/>E <text:s text:c="12"/>0C90: RD8/F <text:s text:c="4"/>E</text:p>
      <text:p text:style-name="P1"><text:s text:c="8"/>0C9F: RETN <text:s text:c="5"/>E <text:s text:c="12"/>0CA0: STOP <text:s text:c="5"/>E <text:s text:c="18"/>0D00: RW/IO <text:s text:c="4"/>8 <text:s text:c="12"/>0D7E: PSRWIO</text:p>
      <text:p text:style-name="P1"><text:s text:c="8"/>0D7E: WMODIF <text:s text:c="3"/>E <text:s text:c="12"/>0D81: WPSMEM <text:s text:c="3"/>E <text:s text:c="18"/>0D83: WBB <text:s text:c="6"/>E <text:s text:c="12"/>0D85: WMODB <text:s text:c="4"/>E</text:p>
      <text:p text:style-name="P1"><text:s text:c="8"/>0D87: WPPM0 <text:s text:c="4"/>E <text:s text:c="12"/>0D89: WPPM1 <text:s text:c="4"/>E <text:s text:c="18"/>0D8B: PSWRT3 <text:s text:c="3"/>E <text:s text:c="12"/>0D8E: PSWMP <text:s text:c="4"/>E</text:p>
      <text:p text:style-name="P1"><text:s text:c="8"/>0D93: PSWCOR <text:s text:c="3"/>E <text:s text:c="12"/>0D98: PSWT <text:s text:c="5"/>E <text:s text:c="18"/>0D9D: PSWTT <text:s text:c="4"/>E <text:s text:c="12"/>0DA6: RMODIF <text:s text:c="3"/>E</text:p>
      <text:p text:style-name="P2">- <text:s text:c="6"/>0DA9: RPSMEM <text:s text:c="3"/>E <text:s text:c="12"/>0DAB: RBB <text:s text:c="6"/>E <text:s text:c="18"/>0DAD: RMODB <text:s text:c="4"/>E <text:s text:c="12"/>0DAF: RPPM0 <text:s text:c="4"/>E</text:p>
      <text:p text:style-name="P1"><text:s text:c="8"/>0DB1: RPPM1 <text:s text:c="4"/>E <text:s text:c="12"/>0DB3: PSRMGN <text:s text:c="3"/>E <text:s text:c="18"/>0DB5: PSRT <text:s text:c="5"/>E <text:s text:c="12"/>0DB9: PSRTT <text:s text:c="4"/>E</text:p>
      <text:p text:style-name="P1"><text:s text:c="8"/>0DBB: PSRCMP <text:s text:c="3"/>E <text:s text:c="12"/>0DBF: MMODIF <text:s text:c="3"/>E <text:s text:c="18"/>0DC4: MPSMEM <text:s text:c="3"/>E <text:s text:c="12"/>0DC8: MBB <text:s text:c="6"/>E</text:p>
      <text:p text:style-name="P1"><text:s text:c="8"/>0DCC: MMODB <text:s text:c="4"/>E <text:s text:c="12"/>0DD0: MPPM0 <text:s text:c="4"/>E <text:s text:c="18"/>0DD4: MPPM1 <text:s text:c="4"/>E <text:s text:c="12"/>0DD8: MCC <text:s text:c="6"/>E</text:p>
      <text:p text:style-name="P1"><text:s text:c="8"/>0DE3: MDC <text:s text:c="6"/>E <text:s text:c="12"/>0DEA: OUTINP <text:s text:c="3"/>E <text:s text:c="18"/>0DEE: PSIRT3 <text:s text:c="3"/>E <text:s text:c="12"/>0DF1: PSICNT <text:s text:c="3"/>E</text:p>
      <text:p text:style-name="P1"><text:s text:c="8"/>0DF4: PSIN <text:s text:c="5"/>E <text:s text:c="12"/>0DF5: PSIMI <text:s text:c="4"/>E <text:s text:c="18"/>0DF8: PSICOR <text:s text:c="3"/>E <text:s text:c="12"/>0DFD: PSSS0 <text:s text:c="4"/>E</text:p>
      <text:p text:style-name="P1"><text:s text:c="8"/>0DFE: PSCS0 <text:s text:c="4"/>E <text:s text:c="12"/>0DFF: PSSS1 <text:s text:c="4"/>E <text:s text:c="18"/>0E00: PSCS1 <text:s text:c="4"/>E <text:s text:c="12"/>0E01: PSILC <text:s text:c="4"/>E</text:p>
      <text:p text:style-name="P1"><text:s text:c="8"/>0E03: PSIRC <text:s text:c="4"/>E <text:s text:c="12"/>0E05: PSRUNL <text:s text:c="3"/>E <text:s text:c="18"/>0E08: PSRUNA <text:s text:c="3"/>E <text:s text:c="12"/>0E0B: PSPINT <text:s text:c="3"/>E</text:p>
      <text:p text:style-name="P1"><text:s text:c="8"/>0E0C: PSIT <text:s text:c="5"/>E <text:s text:c="12"/>0E11: PSITT <text:s text:c="4"/>E <text:s text:c="18"/>0E19: PSOADR <text:s text:c="3"/>E <text:s text:c="12"/>0E1A: PSOMGN <text:s text:c="3"/>E</text:p>
      <text:p text:style-name="P1"><text:s text:c="8"/>0E1B: PSOPHP <text:s text:c="3"/>E <text:s text:c="12"/>0E1C: PSOCNT <text:s text:c="3"/>E <text:s text:c="18"/>0E1D: PSOARB <text:s text:c="3"/>E <text:s text:c="12"/>0E1E: PSOIND <text:s text:c="3"/>E</text:p>
      <text:p text:style-name="P1"><text:s text:c="8"/>0E1F: PSOLOS <text:s text:c="3"/>E <text:s text:c="12"/>0E20: PSOT <text:s text:c="5"/>E <text:s text:c="18"/>0E24: PSOTT <text:s text:c="4"/>E <text:s text:c="12"/>0E26: RGTOMP <text:s text:c="3"/>E</text:p>
      <text:p text:style-name="P1"><text:s text:c="8"/>0E31: ENDPS <text:s text:c="4"/>E <text:s text:c="12"/>0E80: SE80 <text:s text:c="5"/>7 <text:s text:c="18"/>0EC0: SEC0 <text:s text:c="5"/>6 <text:s text:c="12"/>0EC8: SEE8 <text:s text:c="5"/>3</text:p>
      <text:p text:style-name="P1"><text:s text:c="8"/>0EC9: /CONT2 <text:s text:c="17"/>0ECA: LOGERG <text:s text:c="23"/>0ED0: LOGER <text:s text:c="4"/>E <text:s text:c="12"/>0EE2: YTAPNA</text:p>
      <text:p text:style-name="P1"><text:s text:c="8"/>0EE2: YTAADD <text:s text:c="3"/>E <text:s text:c="12"/>0EE2: YTAZER <text:s text:c="3"/>E <text:s text:c="18"/>0EE2: YTAMUL <text:s text:c="3"/>E <text:s text:c="12"/>0EE3: YTALOG <text:s text:c="3"/>E</text:p>
      <text:p text:style-name="P1"><text:s text:c="8"/>0EE4: LCWPRG <text:s text:c="17"/>0EE4: JQ <text:s text:c="7"/>E <text:s text:c="18"/>0EE5: JIQ <text:s text:c="6"/>E <text:s text:c="12"/>0EE6: LCWISE <text:s text:c="3"/>E</text:p>
      <text:p text:style-name="P1"><text:s text:c="8"/>0EE7: LCWJE <text:s text:c="4"/>E <text:s text:c="12"/>0EE9: LCWPH <text:s text:c="4"/>E <text:s text:c="18"/>0EEC: UZAADD <text:s text:c="3"/>E <text:s text:c="12"/>0EED: UZAZER <text:s text:c="3"/>E</text:p>
      <text:p text:style-name="P1"><text:s text:c="8"/>0EED: JNZ <text:s text:c="6"/>E <text:s text:c="12"/>0EEF: LCW <text:s text:c="6"/>E <text:s text:c="18"/>0EF0: UIAADD <text:s text:c="3"/>E <text:s text:c="12"/>0EF1: JNNZ <text:s text:c="5"/>E</text:p>
      <text:p text:style-name="P1"><text:s text:c="8"/>0EF2: LCWJMP <text:s text:c="3"/>E <text:s text:c="12"/>0EF2: UIAZER <text:s text:c="3"/>E <text:s text:c="18"/>0EF3: LCWJ1 <text:s text:c="4"/>E <text:s text:c="12"/>0EF5: UZAPNA</text:p>
      <text:p text:style-name="P1"><text:s text:c="8"/>0EF5: UZAMUL <text:s text:c="3"/>E <text:s text:c="12"/>0EF6: UZALOG <text:s text:c="3"/>E <text:s text:c="18"/>0EF8: UIAPNA <text:s text:c="17"/>0EF8: UIAMUL <text:s text:c="3"/>E</text:p>
      <text:p text:style-name="P1"><text:s text:c="8"/>0EF9: UIALOG <text:s text:c="3"/>E <text:s text:c="12"/>0EFB: UZSPNA <text:s text:c="23"/>0EFB: UZSADD <text:s text:c="3"/>E <text:s text:c="12"/>0EFC: UZSZER <text:s text:c="3"/>E</text:p>
      <text:p text:style-name="P1"><text:s text:c="8"/>0EFD: UZSMUL <text:s text:c="3"/>E <text:s text:c="12"/>0EFF: UZSLOG <text:s text:c="3"/>E <text:s text:c="18"/>0F00: ENDUZS <text:s text:c="3"/>E <text:s text:c="12"/>0F00: INT/RE <text:s text:c="3"/>8</text:p>
      <text:p text:style-name="P1"><text:s text:c="8"/>0F8F: INICT <text:s text:c="4"/>E <text:s text:c="12"/>0FDB: INT33 <text:s text:c="4"/>E <text:s text:c="18"/>0FDF: INT34 <text:s text:c="4"/>E <text:s text:c="12"/>0FE3: INT35 <text:s text:c="4"/>E</text:p>
      <text:p text:style-name="P1"><text:s text:c="8"/>0FE5: INT36 <text:s text:c="4"/>E <text:s text:c="12"/>0FE7: INT37 <text:s text:c="4"/>E <text:s text:c="18"/>0FE9: INT38 <text:s text:c="4"/>E <text:s text:c="12"/>0FEB: ENDINT <text:s text:c="3"/>E</text:p>
      <text:p text:style-name="P1"><text:s text:c="8"/>0FF0: SFF0 <text:s text:c="5"/>4 <text:s text:c="12"/>0FF8: SFF8 <text:s text:c="5"/>3 <text:s text:c="18"/>0FFC: SFFC <text:s text:c="5"/>2 <text:s text:c="12"/>0FFE: ADDC <text:s text:c="5"/>1</text:p>
      <text:p text:style-name="P1"><text:s text:c="8"/>0FFF: INT/IN <text:s text:c="17"/>1000: CBOБOДHO</text:p>
      <text:p text:style-name="P1"><text:s/>*CALL MPROM</text:p>
      <text:p text:style-name="P1"/>
      <text:p text:style-name="P1"/>
      <text:p text:style-name="P1"/>
      <text:p text:style-name="P1"/>
      <text:p text:style-name="P1"/>
      <text:p text:style-name="P1"/>
      <text:p text:style-name="P2">- <text:s text:c="44"/>01 ЯHB 90 21.15</text:p>
      <text:p text:style-name="P1"><text:s text:c="2"/>ЗAДAЙTE ИMЯ PC-ФAЙЛA &gt; <text:s/>MPCOMA</text:p>
      <text:p text:style-name="P1"><text:s text:c="2"/>ФAЙЛ <text:s/>MPCOMA <text:s text:c="5"/>CФOPMИPOBAH. ПPИHЯЛИ EГO ! <text:s text:c="2"/>END</text:p>
      <text:p text:style-name="P1"><text:s text:c="5"/>BCE !</text:p>
      <text:p text:style-name="P1"><text:s/>*END FILE</text:p>
      <text:p text:style-name="P1">KOHEЦ ЗAДAЧИ.</text:p>
      <text:p text:style-name="P1"><text:s text:c="2"/>CЧAC:019D5 <text:s/>ИAOП:00000 <text:s text:c="2"/>POП:019A6 <text:s text:c="2"/>PEЖ:00000406 <text:s text:c="2"/>PPP:00240002</text:p>
      <text:p text:style-name="P1">M1-M8: 00000504 00000833 00000B72 0000779A 00000570 00000000 00000000 0000079B</text:p>
      <text:p text:style-name="P1">M9-16: 00000000 000018B1 0000039C 00000243 00000117 000019D5 00007701 0000198B</text:p>
      <text:p text:style-name="P1">CM,MP: 00000000 00000000 00000000 00000000 <text:s/>CЧET:00.07.3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1in" fo:margin-bottom="0.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0T13:58:45.145830580</dc:date>
    <dc:creator>Serge Vakulenko</dc:creator>
    <meta:editing-duration>PT4M14S</meta:editing-duration>
    <meta:editing-cycles>1</meta:editing-cycles>
    <meta:document-statistic meta:table-count="0" meta:image-count="0" meta:object-count="0" meta:page-count="5" meta:paragraph-count="163" meta:word-count="1569" meta:character-count="16337" meta:non-whitespace-character-count="5949"/>
    <meta:generator>LibreOffice/5.1.4.2$Linux_X86_64 LibreOffice_project/10m0$Build-2</meta:generator>
  </office:meta>
</office:document-meta>
</file>